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fo:color="#000000" fo:font-family="Rachana" style:font-pitch="variable" fo:font-weight="normal" style:font-family-asian="Rachana" style:font-pitch-asian="variable" style:font-weight-asian="normal" style:font-weight-complex="normal"/>
    </style:style>
    <style:style style:name="P2" style:family="paragraph">
      <style:text-properties fo:font-family="Dyuthi" style:font-pitch="variable" style:font-family-asian="Dyuthi" style:font-pitch-asian="variable"/>
    </style:style>
    <style:style style:name="P3" style:family="paragraph">
      <style:paragraph-properties fo:margin-left="0cm" fo:margin-right="0cm" fo:text-indent="0cm"/>
      <style:text-properties fo:color="#000000" fo:font-family="Dyuthi" style:font-pitch="variable" fo:font-weight="normal" style:font-family-asian="Dyuthi" style:font-pitch-asian="variable" style:font-weight-asian="normal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style:font-size-complex="20pt"/>
    </style:style>
    <style:style style:name="T1" style:family="text">
      <style:text-properties fo:color="#000000" fo:font-family="Rachana" style:font-pitch="variable" fo:font-size="32pt" fo:font-weight="normal" style:font-family-asian="Rachana" style:font-pitch-asian="variable" style:font-size-asian="32pt" style:font-weight-asian="normal" style:font-size-complex="32pt" style:font-weight-complex="normal"/>
    </style:style>
    <style:style style:name="T2" style:family="text">
      <style:text-properties fo:color="#000000" fo:font-family="Dyuthi" style:font-pitch="variable" fo:font-weight="normal" style:font-family-asian="Dyuthi" style:font-pitch-asian="variabl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family="Rachana" style:font-pitch="variable" fo:font-size="18pt" fo:font-weight="normal" style:font-family-asian="Rachana" style:font-pitch-asian="variable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0.199cm" svg:height="3.507cm" svg:x="2.801cm" svg:y="12.5cm" presentation:class="title" presentation:user-transformed="true">
          <draw:text-box>
            <text:p><text:span text:style-name="T1">സന്തോഷ് തോട്ടിങ്ങല്‍</text:span><text:span text:style-name="T1">, </text:span><text:span text:style-name="T1">സ്വതന്ത്ര മലയാളം കമ്പ്യൂട്ടിങ്ങ് </text:span></text:p>
          </draw:text-box>
        </draw:frame>
        <draw:frame presentation:style-name="pr1" draw:text-style-name="P3" draw:layer="layout" svg:width="25.199cm" svg:height="3.507cm" svg:x="1cm" svg:y="7.493cm" presentation:class="title" presentation:user-transformed="true">
          <draw:text-box>
            <text:p text:style-name="P2"><text:span text:style-name="T2">യുണിക്കോഡ്</text:span><text:span text:style-name="T2">, </text:span><text:span text:style-name="T2">മലയാളഭാഷാ സാങ്കേതികവിദ്യ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>
          <draw:text-box>
            <text:p text:style-name="P5">ഭാഷാ കമ്പ്യൂട്ടിങ്ങനത്യാവശ്യമായതെന്തൊക്കെ?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വ്യക്തമായി നിര്‍വചിക്കപ്പെട്ട ഡാറ്റാ എന്‍കോഡിങ്ങ് മാനകം</text:p>
              </text:list-item>
              <text:list-item>
                <text:p text:style-name="P6">നിയതമായ എഴുത്തുരീതി</text:p>
              </text:list-item>
              <text:list-item>
                <text:p text:style-name="P6">ഫോണ്ടുകള്‍, എഴുത്തുപകരണങ്ങള്‍</text:p>
              </text:list-item>
              <text:list-item>
                <text:p text:style-name="P6">ഭാഷാ കമ്പ്യൂട്ടിങ്ങ് മാനകങ്ങള്‍ (സ്റ്റാന്‍ഡേഡുകള്‍)</text:p>
              </text:list-item>
              <text:list-item>
                <text:p text:style-name="P6">മേല്‍പറഞ്ഞവ അടിസ്ഥാനമാക്കിയ ഭാഷാ ഉപകരണങ്ങള്‍- അതിനാവശ്യമുള്ള ഗവേഷണം, വികസനപ്രവര്‍ത്തനങ്ങള്‍</text:p>
              </text:list-item>
              <text:list-item>
                <text:p text:style-name="P6">പരിശീലനം,പ്രചാരണം, പ്രോത്സാഹനം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യുണിക്കോഡ് പ്രശ്നങ്ങള്‍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ചില്ലക്ഷരങ്ങള്‍</text:p>
              </text:list-item>
              <text:list-item>
                <text:p text:style-name="P6">ന്റ എന്ന കൂട്ടക്ഷരം ന്‍ + ചന്ദ്രക്കല + റ എന്നെഴുതണമെന്ന യൂണിക്കോഡ് നിര്‍ദ്ദേശം.</text:p>
              </text:list-item>
              <text:list-item>
                <text:p text:style-name="P6">വര്‍ത്സ്യാനുനാസികവും(പനയിലെ ന), വര്‍ത്സ്യഖരവും(റ്റയുടെ പാതി, അല്ലെങ്കില്‍ ഇംഗ്ലീഷിലെ cat എന്നു പറയുന്നതിലെ അവസാനത്തെ റ്റയുടെ രൂപം) </text:p>
              </text:list-item>
              <text:list-item>
                <text:p text:style-name="P6">രേഫത്തിനു പ്രത്യേകം കോഡ് പോയിന്റ്</text:p>
              </text:list-item>
              <text:list-item>
                <text:p text:style-name="P6">ഔ ചിഹ്നത്തിനു് ൗ, ൌ എന്നിവയിലേതുപയോഗിക്കണമെന്ന ആശയക്കുഴപ്പ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സ്റ്റാന്‍ഡേഡുകള്‍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യുണിക്കോഡ് </text:p>
              </text:list-item>
              <text:list-item>
                <text:p text:style-name="P6">ഇന്‍സ്ക്രിപ്റ്റ് - എഴുത്തുരീതി.</text:p>
              </text:list-item>
              <text:list-item>
                <text:p text:style-name="P6">ഫോണ്ടുകള്‍</text:p>
              </text:list-item>
              <text:list-item>
                <text:p text:style-name="P6">മലയാളം വെബ് വിലാസങ്ങള്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സാങ്കേതികവിദ്യാഗവേഷണവും വികസനവും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/>സ്വതന്ത്ര സോഫ്റ്റ്‌വെയര്‍ അധിഷ്ഠിത ഭാഷാ കമ്പ്യൂട്ടിങ്ങില്‍ മലയാളം ഇന്ത്യയില്‍ <text:span text:style-name="T3">ഒന്നാമതു് </text:span></text:p>
              </text:list-item>
              <text:list-item>
                <text:p text:style-name="P6">സ്വതന്ത്ര സോഫ്റ്റ്‌വെയര്‍ കൂട്ടായ്മകളും സര്‍ക്കാര്‍ ഏജന്‍സികളുടെയും സഹകരണം അത്യാവശ്യം</text:p>
              </text:list-item>
              <text:list-item>
                <text:p text:style-name="P6">ഭാഷാ വിദഗ്ദ്ധര്‍മാര്‍ ഒഴിഞ്ഞു നില്‍ക്കരുതു് </text:p>
              </text:list-item>
              <text:list-item>
                <text:p text:style-name="P6">മലയാളം കമ്പ്യൂട്ടേഷണല്‍ ലിംഗ്വിസ്റ്റിക്സ് വികസിപ്പിക്കുന്നതിനുള്ള പരിപാടികള്‍ നടത്തണം</text:p>
              </text:list-item>
              <text:list-item>
                <text:p text:style-name="P6">സര്‍ക്കാര്‍ ഏജന്‍സികള്‍ കുത്തക സോഫ്റ്റ്‌വെയര്‍ വികസിപ്പിക്കുന്നതു് നിര്‍ത്തണ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സാങ്കേതികവിദ്യാഗവേഷണവും വികസനവും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/>പ്രാദേശികവത്കരിക്കപ്പെട്ട പ്രവര്‍ത്തക സംവിധാനങ്ങള്‍ ഇ-ഗവേണന്‍സില്‍ ഉപയോഗിക്കണം</text:p>
              </text:list-item>
              <text:list-item>
                <text:p text:style-name="P6">പ്രാദേശികവത്കരണത്തില്‍ ഗവണ്‍മെന്റും പങ്കാളിയാവണം</text:p>
              </text:list-item>
              <text:list-item>
                <text:p text:style-name="P6">ഭാഷാ വിദഗ്ദ്ധര്‍മാര്‍ ഒഴിഞ്ഞു നില്‍ക്കരുതു് 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പരിശീലനം , പ്രോത്സാഹനം, പ്രചരണം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/>ഭരണഭാഷ മലയാളമാക്കുന്ന പ്രവര്‍ത്തനങ്ങളും മലയാളം കമ്പ്യൂട്ടര്‍ ഉപയോഗവും ഏകോപ്പിക്കണം</text:p>
              </text:list-item>
              <text:list-item>
                <text:p text:style-name="P6">മലയാളം <text:s/>കമ്പ്യൂട്ടറുകളില്‍ ഉപയോഗിക്കുന്നതിനു് സര്‍ക്കാര്‍ ജീവനക്കാര്‍, അദ്ധ്യാപകര്‍ എന്നിവര്‍ക്കു് പരിശീലനം നല്‍കണം</text:p>
              </text:list-item>
              <text:list-item>
                <text:p text:style-name="P6">സ്വതന്ത്ര സോഫ്റ്റ്‌വെയറില്‍ മലയാളം കമ്പ്യൂട്ടിങ്ങിനു് സംഭാവനകള്‍ നല്‍കുന്നവരെ പ്രോത്സാഹിപ്പിക്കണം</text:p>
              </text:list-item>
              <text:list-item>
                <text:p text:style-name="P6">പുതിയ സാങ്കേതിക പ്രവര്‍ത്തകരെ ഈ മേഖലയിലേക്കു് ആകര്‍ഷിക്കല്‍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നന്ദി.</text:p>
          </draw:text-box>
        </draw:frame>
        <draw:frame presentation:style-name="pr1" draw:text-style-name="P1" draw:layer="layout" svg:width="25.199cm" svg:height="4.332cm" svg:x="1.5cm" svg:y="4.668cm" presentation:class="title" presentation:user-transformed="true">
          <draw:text-box>
            <text:p><text:span text:style-name="T1">സ്വതന്ത്ര സോഫ്റ്റ്‌വെയറില്‍ നിര്‍മിച്ച മലയാള ഭാഷാ സാങ്കേതികവിദ്യകളെക്കുറിച്ചറിയാന്‍</text:span><text:span text:style-name="T1">: </text:span><text:span text:style-name="T1">സ്വതന്ത്ര മലയാളം കമ്പ്യൂട്ടിങ്ങ്</text:span><text:span text:style-name="T1">: <text:s/></text:span><text:span text:style-name="T1"><text:a xlink:href="http://smc.org.in/">http://smc.org.in</text:a></text:span><text:span text:style-name="T1"> </text:span></text:p>
          </draw:text-box>
        </draw:frame>
        <draw:frame presentation:style-name="pr1" draw:text-style-name="P1" draw:layer="layout" svg:width="25.199cm" svg:height="3.507cm" svg:x="1.301cm" svg:y="10.08cm" presentation:class="title" presentation:user-transformed="true">
          <draw:text-box>
            <text:p><text:span text:style-name="T1">മലയാള ഭാഷാ സാങ്കേതികവിദ്യകളെക്കുറിച്ചുള്ള സംശയങ്ങള്‍ ചോദിക്കാന്‍ </text:span><text:span text:style-name="T1">- </text:span><text:span text:style-name="T1">ഈമെയില്‍</text:span><text:span text:style-name="T1">: discuss@smc.org.in</text:span></text:p>
          </draw:text-box>
        </draw:frame>
        <draw:frame presentation:style-name="pr1" draw:text-style-name="P1" draw:layer="layout" svg:width="25.199cm" svg:height="3.507cm" svg:x="1.302cm" svg:y="10.081cm" presentation:class="title" presentation:user-transformed="true">
          <draw:text-box>
            <text:p><text:span text:style-name="T1">മലയാള ഭാഷാ സാങ്കേതികവിദ്യകളെക്കുറിച്ചുള്ള സംശയങ്ങള്‍ ചോദിക്കാന്‍ </text:span><text:span text:style-name="T1">- </text:span><text:span text:style-name="T1">ഈമെയില്‍</text:span><text:span text:style-name="T1">: discuss@smc.org.in</text:span></text:p>
          </draw:text-box>
        </draw:frame>
        <draw:frame presentation:style-name="pr1" draw:text-style-name="P1" draw:layer="layout" svg:width="25.199cm" svg:height="3.507cm" svg:x="1.563cm" svg:y="15.894cm" presentation:class="title" presentation:user-transformed="true">
          <draw:text-box>
            <text:p><text:span text:style-name="T1">Santhosh Thottingal (</text:span><text:span text:style-name="T1"><text:a xlink:href="http://thottingal.in/">http://thottingal.in</text:a></text:span><text:span text:style-name="T1">)</text:span><text:span text:style-name="T1"><text:line-break/></text:span><text:span text:style-name="T4">This presentation is copylefted – creative commons share alike attribution 3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സംഖ്യ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സംഖ്യ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സംഖ്യ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01T13:59:56</meta:creation-date>
    <dc:language>fi-FI</dc:language>
    <meta:editing-cycles>15</meta:editing-cycles>
    <meta:editing-duration>PT01H03M13S</meta:editing-duration>
    <meta:initial-creator>santhosh </meta:initial-creator>
    <dc:date>2011-01-01T22:05:27</dc:date>
    <dc:creator>santhosh 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